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00ff"/>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9" style:family="paragraph" style:parent-style-name="Text_20_body">
      <style:paragraph-properties fo:margin-left="0in" fo:margin-right="0in" fo:text-align="end" style:justify-single-word="false" fo:text-indent="0.1965in" style:auto-text-indent="false"/>
    </style:style>
    <style:style style:name="P90"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4" style:family="paragraph" style:parent-style-name="Standard">
      <style:paragraph-properties fo:margin-left="0in" fo:margin-right="0in" fo:text-align="justify" style:justify-single-word="false" fo:text-indent="0.1965in" style:auto-text-indent="false"/>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in" fo:margin-right="0in" fo:text-align="center" style:justify-single-word="false" fo:text-indent="0in" style:auto-text-indent="false"/>
    </style:style>
    <style:style style:name="P13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Footnote">
      <style:text-properties fo:font-style="normal" style:font-style-asian="normal" style:font-style-complex="normal"/>
    </style:style>
    <style:style style:name="P144" style:family="paragraph" style:parent-style-name="Text_20_body">
      <style:paragraph-properties fo:margin-top="0in" fo:margin-bottom="0.0835in" loext:contextual-spacing="false" fo:text-align="justify" style:justify-single-word="false"/>
      <style:text-properties fo:language="en" fo:country="US"/>
    </style:style>
    <style:style style:name="P145"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Standard">
      <style:text-properties fo:font-style="italic" style:font-style-asian="italic" style:font-style-complex="italic"/>
    </style:style>
    <style:style style:name="P147"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0339a" style:font-style-asian="normal" style:font-style-complex="normal"/>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3ea77" style:font-style-asian="normal" style:font-style-complex="normal"/>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5af93" style:font-style-asian="normal" style:font-style-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cf762" style:font-style-asian="normal" style:font-style-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f9cef" style:font-style-asian="normal" style:font-style-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190e5" style:font-style-asian="normal" style:font-style-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562bb" style:font-style-asian="normal" style:font-style-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98416" style:font-style-asian="normal" style:font-style-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35d52" officeooo:paragraph-rsid="00235d52" style:font-style-asian="normal" style:font-style-complex="normal"/>
    </style:style>
    <style:style style:name="P158" style:family="paragraph" style:parent-style-name="Heading_20_1">
      <style:paragraph-properties fo:margin-left="0in" fo:margin-right="0in" fo:text-align="center" style:justify-single-word="false" fo:text-indent="0.1965in" style:auto-text-indent="false"/>
    </style:style>
    <style:style style:name="P159" style:family="paragraph" style:parent-style-name="Heading_20_2">
      <style:text-properties fo:language="en" fo:country="US"/>
    </style:style>
    <style:style style:name="P160" style:family="paragraph" style:parent-style-name="Heading_20_2">
      <style:paragraph-properties fo:text-align="justify" style:justify-single-word="false"/>
    </style:style>
    <style:style style:name="P161"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loext:char-shading-value="0" style:font-style-asian="normal" style:font-weight-asian="normal" style:font-style-complex="normal" style:font-weight-complex="normal"/>
    </style:style>
    <style:style style:name="T55" style:family="text">
      <style:text-properties fo:font-style="normal" style:text-underline-style="none"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fo:background-color="transparent" loext:char-shading-value="0" style:font-weight-asian="normal" style:font-weight-complex="normal"/>
    </style:style>
    <style:style style:name="T58" style:family="text">
      <style:text-properties style:text-line-through-style="solid" style:text-line-through-type="single" fo:font-weight="bold" style:font-weight-asian="bold" style:font-weight-complex="bold"/>
    </style:style>
    <style:style style:name="T59" style:family="text">
      <style:text-properties fo:language="uk" fo:country="UA"/>
    </style:style>
    <style:style style:name="T60" style:family="text">
      <style:text-properties fo:language="uk" fo:country="UA" fo:font-style="italic" style:font-style-asian="italic" style:font-style-complex="italic"/>
    </style:style>
    <style:style style:name="T61" style:family="text">
      <style:text-properties fo:language="uk" fo:country="UA" fo:font-weight="bold" style:font-weight-asian="bold" style:font-weight-complex="bold"/>
    </style:style>
    <style:style style:name="T62" style:family="text">
      <style:text-properties style:text-underline-style="none"/>
    </style:style>
    <style:style style:name="T63" style:family="text">
      <style:text-properties style:text-rotation-angle="90" style:text-rotation-scale="line-height"/>
    </style:style>
    <style:style style:name="T64" style:family="text">
      <style:text-properties style:text-rotation-angle="270" style:text-rotation-scale="line-height"/>
    </style:style>
    <style:style style:name="T65" style:family="text">
      <style:text-properties style:text-position="sub 58%" style:font-size-asian="10.5pt"/>
    </style:style>
    <style:style style:name="T66" style:family="text">
      <style:text-properties style:font-name="Symbol" style:font-name-asian="Symbol" style:font-name-complex="Symbol"/>
    </style:style>
    <style:style style:name="T67" style:family="text">
      <style:text-properties style:font-name="Liberation Serif1" style:font-name-asian="Symbol" style:font-name-complex="Symbol"/>
    </style:style>
    <style:style style:name="T68" style:family="text">
      <style:text-properties style:font-name="Courier New CYR"/>
    </style:style>
    <style:style style:name="T69" style:family="text">
      <style:text-properties style:font-name="Courier New CYR" fo:language="en" fo:country="US"/>
    </style:style>
    <style:style style:name="T70" style:family="text">
      <style:text-properties fo:font-size="14pt" fo:language="en" fo:country="US" fo:font-weight="bold" style:font-size-asian="14pt" style:font-weight-asian="bold" style:font-size-complex="14pt" style:font-weight-complex="bold"/>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9pt" style:font-size-asian="9pt" style:font-size-complex="9pt"/>
    </style:style>
    <style:style style:name="T73" style:family="text">
      <style:text-properties fo:font-size="12pt" style:font-size-asian="12pt" style:font-size-complex="12pt"/>
    </style:style>
    <style:style style:name="T74" style:family="text">
      <style:text-properties fo:font-size="10pt" style:font-size-asian="10pt" style:font-size-complex="10pt"/>
    </style:style>
    <style:style style:name="T75" style:family="text">
      <style:text-properties fo:font-size="8pt" style:font-size-asian="8pt" style:font-size-complex="8pt"/>
    </style:style>
    <style:style style:name="T76" style:family="text">
      <style:text-properties officeooo:rsid="000e88ae"/>
    </style:style>
    <style:style style:name="T77" style:family="text">
      <style:text-properties officeooo:rsid="0010339a"/>
    </style:style>
    <style:style style:name="T78" style:family="text">
      <style:text-properties officeooo:rsid="0010e33c"/>
    </style:style>
    <style:style style:name="T79" style:family="text">
      <style:text-properties officeooo:rsid="0010e3cd"/>
    </style:style>
    <style:style style:name="T80" style:family="text">
      <style:text-properties officeooo:rsid="001194d1"/>
    </style:style>
    <style:style style:name="T81" style:family="text">
      <style:text-properties officeooo:rsid="0012293c"/>
    </style:style>
    <style:style style:name="T82" style:family="text">
      <style:text-properties officeooo:rsid="0013ea77"/>
    </style:style>
    <style:style style:name="T83" style:family="text">
      <style:text-properties officeooo:rsid="0014c935"/>
    </style:style>
    <style:style style:name="T84" style:family="text">
      <style:text-properties officeooo:rsid="0015af93"/>
    </style:style>
    <style:style style:name="T85" style:family="text">
      <style:text-properties officeooo:rsid="0017758c"/>
    </style:style>
    <style:style style:name="T86" style:family="text">
      <style:text-properties officeooo:rsid="00183cdb"/>
    </style:style>
    <style:style style:name="T87" style:family="text">
      <style:text-properties officeooo:rsid="001cf762"/>
    </style:style>
    <style:style style:name="T88" style:family="text">
      <style:text-properties officeooo:rsid="00215939"/>
    </style:style>
    <style:style style:name="T89" style:family="text">
      <style:text-properties officeooo:rsid="00235d52"/>
    </style:style>
    <style:style style:name="T90" style:family="text">
      <style:text-properties officeooo:rsid="0023e733"/>
    </style:style>
    <style:style style:name="T91" style:family="text">
      <style:text-properties officeooo:rsid="002562bb"/>
    </style:style>
    <style:style style:name="T92" style:family="text">
      <style:text-properties officeooo:rsid="0026def8"/>
    </style:style>
    <style:style style:name="T93" style:family="text">
      <style:text-properties officeooo:rsid="00284d55"/>
    </style:style>
    <style:style style:name="T94" style:family="text">
      <style:text-properties officeooo:rsid="0028722f"/>
    </style:style>
    <style:style style:name="T95" style:family="text">
      <style:text-properties officeooo:rsid="0029841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8" text:outline-level="1">Последний фанфик</text:h>
      <text:p text:style-name="P52"/>
      <text:h text:style-name="P159"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40">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0">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0">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6">Дайсон.</text:span></text:p>
      <text:p text:style-name="P76"><text:span text:style-name="T8">– </text:span><text:span text:style-name="T56">Сколько тебе лет?</text:span></text:p>
      <text:p text:style-name="P76"><text:span text:style-name="T8">– </text:span><text:span text:style-name="T56">Два года с начала запуска кластера.</text:span></text:p>
      <text:p text:style-name="P76"><text:span text:style-name="T8">– </text:span><text:span text:style-name="T56">Какой сейчас год?</text:span></text:p>
      <text:p text:style-name="P76"><text:span text:style-name="T8">– </text:span><text:span text:style-name="T48">20</text:span><text:span text:style-name="T34">19</text:span><text:span text:style-name="T56">-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3">, </text:span><text:span text:style-name="T5">в некоем городе живёт брадобрей, который бреет всех людей, которые не бреются сами. Вопрос: кто бреет брадобрея</text:span><text:span text:style-name="T53">?</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6"><text:span text:style-name="T8">– Нэш</text:span><text:span text:style-name="T56">,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text:span text:style-name="T4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0">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9" text:outline-level="2">2. Пробуждение</text:h>
      <text:p text:style-name="P29"/>
      <text:p text:style-name="P1"><text:span text:style-name="T31">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9">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text:span><text:span text:style-name="T18">—</text:span><text:span text:style-name="T49">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text:s/>Да и не должно быть —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9"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7801501243257769873" text:style-name="L1">
        <text:list-item>
          <text:p text:style-name="P14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0">– <text:span text:style-name="T1">Восемь, учитель!</text:span></text:p><text:p text:style-name="P14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7"/>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7">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text:soft-page-break/>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
      <text:p text:style-name="P77">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text:soft-page-break/></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59">Прижав </text:span>уши к голове, <text:span text:style-name="T59">она дала</text:span> задний ход <text:span text:style-name="T59">и </text:span>выкарабкалась обратно. Окинув библиотеку отчаянным взглядом, <text:span text:style-name="T59">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из глаз текут слёзы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4">и-и-и</text:span>-<text:span text:style-name="T75">а-а-а</text:span>…</text:p>
      <text:p text:style-name="P47"/>
      <text:p text:style-name="P47">…</text:p>
      <text:p text:style-name="P47"/>
      <text:p text:style-name="P58">Я открываю глаза.</text:p>
      <text:p text:style-name="P58">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Впрочем,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7">сли бы я вспомнила вовремя, я бы предупредила тебя, чтобы ты смог сконцентрироваться 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2">Тумбочка…</text:span> Листок… <text:span text:style-name="T72">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3">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3">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59"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Красота!</text:p>
      <text:p text:style-name="P47"/>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мну тебя вовсе и не боются. Вот ещё! Мну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ну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ег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у играть не с кем.</text:p>
      <text:p text:style-name="P47">– При случае спрошу. Если встречу.</text:p>
      <text:p text:style-name="P47">Малютка шмыгнула.</text:p>
      <text:p text:style-name="P47"><text:soft-page-break/>– Встретишь, канешн! Скажи ей, что у мну сегодня день рождения, и мну здоровски обиделась, когда Шейла на него не пришла!</text:p>
      <text:p text:style-name="P47"/>
      <text:p text:style-name="P47"><text:s/>Такая уверенность маляв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тебя принимают эти чокнутые пони?</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7"/>
      <text:p text:style-name="P47">У меня в мозгах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 знаю его! Мы с Шейлой ходили к нему играть, пока она не пропала. У Норфа здоровски интересно!</text:p>
      <text:p text:style-name="P47"/>
      <text:p text:style-name="P47">Индиго открыла коробочку. Внутри на подстилке из опилок лежала крохотная модель гоночной колесницы в мельчайших подробностях.</text:p>
      <text:p text:style-name="P47">– Ух ты! – благоговейно прошептала Индиго. – Королева Лорен! Мну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
      <text:p text:style-name="P47">Я остался сидеть в полнейшем замешательстве.</text:p>
      <text:p text:style-name="P47"/>
      <text:p text:style-name="P48">***</text:p>
      <text:p text:style-name="P47"/>
      <text:p text:style-name="P58">…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47">Горело уже всё лицо. Ты не привык к такой раскрепощённости, Анон!</text:p>
      <text:p text:style-name="P47">–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Очень смешно! Ей говорят, что она подозревается в сексуальных извращениях, а она регочет! Мне-то пофиг, а тебе ещё править придётся!</text:p>
      <text:p text:style-name="P47">– 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7"/>
      <text:p text:style-name="P47">–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7">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7">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воскликнул я. – В моём мире они также известны. Правда, как несуществующий, сказочный вид.</text:p>
      <text:p text:style-name="P47"/>
      <text:p text:style-name="P47">Селестия задумалась.</text:p>
      <text:p text:style-name="P47">–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text:soft-page-break/>– Ты испугал меня, Анон! Твоя кожа по цвету сейчас не слишком отличается от моей шерсти — настолько ты бледный. Как ты себя чувствуешь?</text:p>
      <text:p text:style-name="P47"/>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
      <text:p text:style-name="P47">Хм. Совпадение? Нет, вряд ли, мою попытку она видеть не могла, у неё же нет глаз на затылке.</text:p>
      <text:p text:style-name="P47"/>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
      <text:p text:style-name="P47">Ах ты ж!!!</text:p>
      <text:p text:style-name="P47"/>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7"/>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text:soft-page-break/>– Тогда следуй за Нами!</text:p>
      <text:p text:style-name="P47"/>
      <text:p text:style-name="P47">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7"/>
      <text:p text:style-name="P48">***</text:p>
      <text:p text:style-name="P47"/>
      <text:p text:style-name="P47">…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7"/>
      <text:p text:style-name="P47">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на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Проклятье,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
      <text:p text:style-name="P47"><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
      <text:p text:style-name="P47">Дракончик почесал лопаткой гребень на загривке.</text:p>
      <text:p text:style-name="P47">–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7">– Что за «Чёрный Экран»? – продолжил допытываться я.</text:p>
      <text:p text:style-name="P47"/>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
      <text:p text:style-name="P47"><text:soft-page-break/>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4"/>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9"> </text:span>выбрал единственный способ выиграть несколько секунд жизни — спрыгнул со скалы вниз, к Кантерлоту.</text:p>
      <text:p text:style-name="P47"/>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text:soft-page-break/></text:p>
      <text:p text:style-name="P47">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7"/>
      <text:p text:style-name="P47">Охренеть! Ты участвовал в театре в качестве главного актёра, Анон!</text:p>
      <text:p text:style-name="P47"/>
      <text:p text:style-name="P47">–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Да, блин,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7"/>
      <text:p text:style-name="P47"><text:soft-page-break/>Резкие слова готовились сорваться у меня с языка. Я пару раз чуть не помер в этих экспериментах, не говоря о сожжённых нервных клетках! Сейчас пошлю эту <text:span text:style-name="T77">венценосную компанию</text:span> подальше и наймусь матросом на дирижабль!</text:p>
      <text:p text:style-name="P47"/>
      <text:p text:style-name="P47">Аликорница уловила бушующие во мне эмоции и виновато отвернулась. Уши её опустились.</text:p>
      <text:p text:style-name="P47">–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7"/>
      <text:p text:style-name="P47">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7">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7"/>
      <text:p text:style-name="P47">Аликорниц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дёрнул руку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7"/>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
      <text:p text:style-name="P47">Я стремительно сунул голову в пруд. Мне казалось, вода сейчас закипит от моих пылающих ушей.</text:p>
      <text:p text:style-name="P154">Блядь! Мы так не договаривались! Какого хрена? Что ли <text:span text:style-name="T88">попросить </text:span>подмешивать <text:span text:style-name="T87">мне </text:span>бром в утренний кофе? <text:span text:style-name="T88">Или потребовать вернуть всё взад, <text:s/>пока я не рехнулся?</text:span></text:p>
      <text:p text:style-name="P152">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7"/>
      <text:p text:style-name="P47">– ДА!!! <text:span text:style-name="T78">Чёрт бы меня побрал</text:span>, я действительно выгляжу возбуждённым! Потому что я и есть возбуждённый! Ты сделала меня слишком живым! Это становится проблемой.</text:p>
      <text:p text:style-name="P153">– Оу… Понимаю… Понимаю… – Селестия задумчиво смотрела куда-то поверх меня вдаль, легонько кивая своим мыслям. Румянец постепенно залил <text:span text:style-name="T89">её </text:span>мордочку по самые уши, а хвост стал нервно подёргиваться.</text:p>
      <text:p text:style-name="P157">Я нервно жевал бутерброд, стараясь не встречаться взглядом с аликорницей.</text:p>
      <text:p text:style-name="P47"/>
      <text:p text:style-name="P1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text:span text:style-name="T77">внезапно произнесла Селестия.</text:span></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алёкая <text:span text:style-name="T79">и запущенная </text:span>часть парка. Камни стены тут заросли плющом, деревья <text:span text:style-name="T79">тянулись к солнцу узловатыми корягами</text:span>, а кусты не знали садовничьих ножниц. Пройдя некоторое время под раскидистыми ивами вдоль стены, Селестия свернула <text:span text:style-name="T79">с дорожки в сторону</text:span>.</text:p>
      <text:p text:style-name="P47"/>
      <text:p text:style-name="P47">– Как же давно я тут не была… О, небо, как тут всё изменилось! Право, мне стоит почаще гулять в парке. Ага, вот! – аликорница <text:span text:style-name="T80">раздвинула крыльями </text:span>колюч<text:span text:style-name="T80">ие</text:span> ветк<text:span text:style-name="T80">и</text:span> можжевельника, пропуская меня в проход. Внутри была крохотная полянка с мягкой травой, ограниченная с трёх сторон <text:span text:style-name="T80">замшелыми </text:span>гранитными валунами. <text:span text:style-name="T81">Р</text:span>азлапистый куст можжевельника <text:span text:style-name="T81">закрыл колючими ветвями проход, по которому мы пробрались внутрь</text:span>. Аликорница <text:span text:style-name="T81">осмотрела полянку</text:span> и улеглась возле валуна.</text:p>
      <text:p text:style-name="P47"/>
      <text:p text:style-name="P47">– В своё время я частенько укрывалась тут от скучных дворцовых приёмов. <text:span text:style-name="T81">Правда, т</text:span>огда, этот можжевельник был совсем небольшим кустиком, но лёжа за ним всё равно можно было спрятаться, – углубилась в в<text:span text:style-name="T81">о</text:span>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text:p text:style-name="P47">Я расстелил скатерть <text:span text:style-name="T81">напротив аликорницы и стал раскладывать чашки с печеньем</text:span>.</text:p>
      <text:p text:style-name="P47"><text:soft-page-break/>–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text:span text:style-name="T81">сеанса </text:span>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7"/>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150">– Годы со временем становятся и другой проблемой. Мы очень одиноки, Анонимус. <text:span text:style-name="T82">С течением столетий т</text:span>еряе<text:span text:style-name="T82">тся</text:span> способность налаживать <text:span text:style-name="T82">близкие </text:span>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9">любви</text:span> начинаешь понимать только тогда, когда <text:span text:style-name="T59">е</text:span>ё почти не остаётся.</text:p>
      <text:p text:style-name="P47"/>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150">–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text:span text:style-name="T82">благословенные </text:span>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
      <text:p text:style-name="P47"><text:soft-page-break/>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
      <text:p text:style-name="P151">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text:span text:style-name="T83">задвигал </text:span>знание <text:span text:style-name="T83">в дальний уголок памяти</text:span>. <text:span text:style-name="T84">Сначала мне было всё равно. А потом стало некомфортно замечать факты… </text:span>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151"><text:span text:style-name="T84">Но</text:span>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151"/>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7"/>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text:span text:style-name="T85">О</text:span>-<text:span text:style-name="T85">О</text:span>!!! Раньше тут не было муравейника!!! – Селестия с мольбой взглянула на меня и загарцевала на месте. – Ано-о-он!! Помоги! ОНИ КУСАЮТСЯ! Я <text:s/>сейчас сойду с ума <text:span text:style-name="T95">почище </text:span>Дискорда!</text:p>
      <text:p text:style-name="P47"/>
      <text:p text:style-name="P47">Аликорница подпрыгнула, взбрыкну<text:span text:style-name="T95">ла и</text:span>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
      <text:p text:style-name="P47">Я застыл на месте.</text:p>
      <text:p text:style-name="P47">О боги! Неужели она имеет ввиду..? Жжение в паху возобновилось с новой силой, заглушая все соображения о <text:span text:style-name="T86">виде и </text:span>возрасте Селестии. <text:span text:style-name="T86">Чума на твою голову, Анон!!!</text:span></text:p>
      <text:p text:style-name="P47">– Принцесса… Я старался не наглеть. – пролепетал я чуть живой.</text:p>
      <text:p text:style-name="P47"/>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155"><text:span text:style-name="T92">С</text:span> подсказка<text:span text:style-name="T92">ми</text:span>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text:span text:style-name="T91">Тактильные ощущения</text:span> <text:span text:style-name="T91">дарили мне</text:span> такие дичайшие фантазии, что я чуть не покрылся пеной.</text:p>
      <text:p text:style-name="P155"/>
      <text:p text:style-name="P156"><text:span text:style-name="T91">О-о-о-о-о!</text:span></text:p>
      <text:p text:style-name="P156">Все вчерашние размышления на тему недопустимости межвидовых отношений бесследно испарились за эти минуты. <text:span text:style-name="T91">Кто ты после этого, Анон?</text:span> <text:span text:style-name="T91">И</text:span> <text:span text:style-name="T91">как</text:span> заставить себя проронить <text:span text:style-name="T91">хоть</text:span> слов<text:span text:style-name="T91">о? С</text:span>овершенно непонятно, насколько далеко <text:span text:style-name="T91">т</text:span>ы <text:span text:style-name="T91">зашёл</text:span> с принцессой? В конце-концов, муравьёв нужно было как-то убрать. При этом одежду тут носят не для сокрытия наготы, а как парадное украшение. <text:span text:style-name="T91">Х</text:span>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155"><text:span text:style-name="T91">О, боги!</text:span></text:p>
      <text:p text:style-name="P156"><text:span text:style-name="T95">И г</text:span>де у пони проходят рамки дозволенного? <text:span text:style-name="T95">И</text:span> перешёл ли <text:span text:style-name="T91">ты</text:span> эти рамки, или ещё нет, <text:span text:style-name="T91">Анон</text:span>? И можно ли двигаться дальше? <text:span text:style-name="T91">Н</text:span>ечитаемые взгляды аликорницы, <text:span text:style-name="T91">что</text:span> она время от времени броса<text:span text:style-name="T91">ет</text:span> в <text:span text:style-name="T91">тв</text:span>ою сторону, никак не помога<text:span text:style-name="T91">ют тебе</text:span> в этом!</text:p>
      <text:p text:style-name="P155">Надо бы почитать на эту тему литературу в королевской библиотеке, чтобы не попасть впросак. А сейчас терпи, Анон, терпи!</text:p>
      <text:p text:style-name="P156">О-о-о-ох!</text:p>
      <text:p text:style-name="P156">Надо принять холодный душ по возвращению! Два душа! Три душа! Мастурбируй до посинения, Анонимус, и будет тебе счастье!!!</text:p>
      <text:p text:style-name="P155"/>
      <text:p text:style-name="P47">– Благодарю тебя, <text:span text:style-name="T93">Анонимус</text:span>! – Селестия чуть кивнула мне, показывая, что ей достаточно. – Ты спас меня, <text:span text:style-name="T93">мой друг</text:span>! Благодаря тебе у меня останутся наилучшие впечатления об <text:span text:style-name="T94">э</text:span>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59" text:outline-level="2"><text:soft-page-break/>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text:soft-page-break/>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text:soft-page-break/>ногти себе изгрыз от волнения. Но, блин,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9">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9">ни в настоящем, ни в прошлом, ни в будущем</text:span>.</text:p>
      <text:p text:style-name="P47"><text:soft-page-break/>– А как ты сама помнишь о том заклинании, если оно стёрто из бытия? – резонно подметил я.</text:p>
      <text:p text:style-name="P47">– У меня <text:span text:style-name="T59">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text:soft-page-break/></text:p>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7"><text:soft-page-break/>–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text:span text:style-name="T76">Кошмары</text:span><text:span text:style-name="T1">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text:soft-page-break/>–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text:soft-page-break/>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text:soft-page-break/>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text:soft-page-break/>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text:span><text:span text:style-name="T4">заместительная терапия Селестии и </text:span><text:span text:style-name="T52">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oft-page-break/><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9">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text:soft-page-break/>–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oft-page-break/><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2">Мне печалиться не стоит</text:p><text:p text:style-name="P142">Жизнь прекрасна и полн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 —</text:p><text:p text:style-name="P142">Но друзья остались в прошлом,</text:p><text:p text:style-name="P142">Пустота пришла в мой 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text:soft-page-break/></text:p>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text:soft-page-break/>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text:soft-page-break/>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90">кальвадос</text:span>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text:soft-page-break/>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text:soft-page-break/>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text:soft-page-break/></text:p>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text:soft-page-break/>–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6">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text:soft-page-break/>–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text:soft-page-break/>–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text:span><text:soft-page-break/><text:span text:style-name="T3">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oft-page-break/><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1">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2">— </text:span><text:span text:style-name="T4">зачем привлекать ненужное внимание</text:span><text:span text:style-name="T52"> к своей особе? </text:span><text:span text:style-name="T4">После всеобщего интереса кантерлотской знати к тебе, как к королевскому любимчику, тебе хочется покоя.</text:span><text:span text:style-name="T52"> Да и собраться с мыслями проще в доме, избавленном от </text:span><text:span text:style-name="T4">гостинничной </text:span><text:span text:style-name="T5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text:soft-page-break/>–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text:soft-page-break/>–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text:soft-page-break/>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text:soft-page-break/>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text:soft-page-break/>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text:span><text:soft-page-break/><text:span text:style-name="T21">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text:soft-page-break/>–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6">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text:soft-page-break/>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soft-page-break/>~~~</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text:soft-page-break/>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6">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soft-page-break/>~~~</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text:soft-page-break/>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text:soft-page-break/>–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text:soft-page-break/>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text:soft-page-break/>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text:soft-page-break/>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text:soft-page-break/></text:p>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text:soft-page-break/>–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text:soft-page-break/>–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text:soft-page-break/>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text:soft-page-break/>–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2"> </text:span><text:span text:style-name="T10">для второй попытки </text:span>пришлось <text:soft-page-break/>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oft-page-break/><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6">именно в такой последовательности.</text:span></text:p>
      <text:p text:style-name="P47"><text:soft-page-break/>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6">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text:soft-page-break/>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6">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6">эт правда?</text:span></text:p>
      <text:p text:style-name="P47"><text:span text:style-name="T16">– </text:span><text:span text:style-name="T56">Какая из? Их много, вообще-то. Ик!</text:span></text:p>
      <text:p text:style-name="P47"><text:span text:style-name="T16">– </text:span><text:span text:style-name="T56">Про принцесс. Про то, что они фаэри, спустившиеся с неба во плоти, чтоб помогать пони управлять Эквестрией?</text:span></text:p>
      <text:p text:style-name="P47"><text:soft-page-break/><text:span text:style-name="T16">– Н</text:span><text:span text:style-name="T56">он-нон, </text:span><text:span text:style-name="T16">– </text:span><text:span text:style-name="T56">захихикала Пинки, взъерошив копытами розовые кудряшки и попытавшись соорудить из них бороду, </text:span><text:span text:style-name="T16">–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6">Ты что-о-о! Нельзя любить фаэри! Она похитит твоё сердце, и ты будешь искать её, пока не… </text:span><text:span text:style-name="T16">– </text:span><text:span text:style-name="T56">Пинки погрузилась мордочкой в так и не съеденный салат «по-кантерлотски» и захрапела.</text:span></text:p>
      <text:p text:style-name="P47"><text:span text:style-name="T16">– </text:span><text:span text:style-name="T56">Пока не умру?</text:span></text:p>
      <text:p text:style-name="P47"><text:span text:style-name="T16">– </text:span><text:span text:style-name="T56">Нет, глупенький. </text:span><text:span text:style-name="T16">– </text:span><text:span text:style-name="T56">пробулькала Пинки из миски. </text:span><text:span text:style-name="T16">– </text:span><text:span text:style-name="T5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text:soft-page-break/>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text:soft-page-break/>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text:soft-page-break/>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oft-page-break/><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oft-page-break/><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soft-page-break/></text:p>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oft-page-break/><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oft-page-break/><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oft-page-break/><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oft-page-break/><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text:soft-page-break/></text:p>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text:soft-page-break/>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text:soft-page-break/>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text:soft-page-break/>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text:soft-page-break/></text:p>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0">так её </text:span><text:span text:style-name="T3">разэтак</text:span><text:span text:style-name="T60">,</text:span><text:span text:style-name="T20"> магия!</text:span></text:p>
      <text:p text:style-name="P146"/>
      <text:p text:style-name="Standard"><text:span text:style-name="T20">P.S. Мне тебя не хватает. Сильно.</text:span><text:span text:style-name="T52">»</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text:soft-page-break/>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text:soft-page-break/>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text:soft-page-break/>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58">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text:soft-page-break/>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text:soft-page-break/>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text:soft-page-break/>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text:soft-page-break/>–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text:soft-page-break/>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9">И товары</text:span> вовсе<text:span text:style-name="T59"> не </text:span>бесплатные<text:span text:style-name="T59">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text:soft-page-break/>–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9">Оно п</text:span>овсюду. <text:span text:style-name="T5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9">А т</text:span>ы вставать не хотел! Я очень-очень испугалась. <text:span text:style-name="T59">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text:soft-page-break/>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9">матюков мне</text:span> удалось замазать самые большие щели. За тестовый<text:span text:style-name="T59"> </text:span>получасовый заплыв<text:span text:style-name="T59">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text:soft-page-break/>–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9">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9">н жил с пони! И они </text:span>офигенно <text:span text:style-name="T59">любили друг друга! И у них </text:span>был<text:span text:style-name="T59"> </text:span>офигенный <text:span text:style-name="T59">секс! </text:span>И это было офигенно круто!<text:span text:style-name="T59">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text:soft-page-break/>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9">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59">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oft-page-break/><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text:soft-page-break/></text:p>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1">Когорта <text:span text:style-name="T49">– военное подразделение в 480 солдат</text:span></text:p></text:note-body></text:note></text:span><text:span text:style-name="T9"> перешли на сторону </text:span><text:soft-page-break/><text:span text:style-name="T9">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1">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9"> </text:span>покои Луны<text:span text:style-name="T59"> </text:span>через открытые балконные двери<text:span text:style-name="T59">.</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oft-page-break/><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9">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text:soft-page-break/>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text:soft-page-break/>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9">Допустим, кот бессмертен. Также допустим, что кот з</text:span>аколдован<text:span text:style-name="T59"> </text:span>отложенным <text:span text:style-name="T59">заклятие</text:span>м<text:span text:style-name="T59"> Стирания, которое сработает, если кто-то откроет ящик</text:span>. <text:span text:style-name="T59">То есть, п</text:span>ри открытии<text:span text:style-name="T59"> ящик</text:span>а<text:span text:style-name="T59"> кот исчезнет из </text:span>бытия<text:span text:style-name="T59"> </text:span>— его нет, и никогда не было.</text:p>
      <text:p text:style-name="P52"><text:span text:style-name="T11">– </text:span>Бедный котик. <text:span text:style-name="T11">– </text:span>прошептала Флаттершай.</text:p>
      <text:p text:style-name="P52"><text:soft-page-break/>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1">Тороид <text:span text:style-name="T4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text:soft-page-break/>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text:soft-page-break/>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oft-page-break/><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oft-page-break/><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60"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1">Митарианец <text:span text:style-name="T49">–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text:soft-page-break/>–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text:soft-page-break/>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Мну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Мну любит,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тень!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text:soft-page-break/>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ну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text:soft-page-break/>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4">д</text:span>ЕсЬ БЫл <text:span text:style-name="T65">д</text:span>ИскОр<text:span text:style-name="T6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text:soft-page-break/>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6"></text:span><text:span text:style-name="T67">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text:soft-page-break/>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text:soft-page-break/>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8">Зафиксирована опасная ситуация. Сознание пациента </text:span><text:span text:style-name="T69">&lt;</text:span><text:span text:style-name="T68">Селестия</text:span><text:span text:style-name="T69">&gt;</text:span><text:span text:style-name="T68"> не регистрируется. Активируется протокол экстренной эвакуации пациента </text:span><text:span text:style-name="T69">&lt;</text:span><text:span text:style-name="T68">Селестия</text:span><text:span text:style-name="T69">&gt;</text:span><text:span text:style-name="T68"> к супервизору </text:span><text:span text:style-name="T69">&lt;</text:span><text:span text:style-name="T68">Луна</text:span><text:span text:style-name="T69">&gt;</text:span><text:span text:style-name="T68">.</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text:soft-page-break/>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text:soft-page-break/>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text:soft-page-break/>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text:soft-page-break/>–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7">— одичавшие пони паслись по близлежащим полям.</text:span></text:p>
      <text:p text:style-name="P52"><text:soft-page-break/>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9">трид</text:span><text:span text:style-name="T1">цать лет, если его сменят через </text:span><text:span text:style-name="T59">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text:soft-page-break/>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8"/>
      <text:p text:style-name="P47">– Шесть. Пять. Четыре. Три. Два. Один. Ста-а-а-арт! – заверещала Пинки.</text:p>
      <text:p text:style-name="P47"><text:soft-page-break/>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text:soft-page-break/>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1">Центурия <text:span text:style-name="T49">–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text:soft-page-break/>–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9">задней осью </text:span><text:span text:style-name="T1">на табуретку. Я прилаживал ей новое колесо взамен <text:s/>утраченного. </text:span><text:span text:style-name="T59">Ещ</text:span><text:span text:style-name="T1">ё</text:span><text:span text:style-name="T59"> </text:span><text:span text:style-name="T1">немного, и будет как новенькая! В дворцовом гараже среди кучи хлама таки нашлось лопнувшее колесо, которое </text:span><text:span text:style-name="T59">мне удалось</text:span><text:span text:style-name="T1"> отремонтировать — о</text:span><text:span text:style-name="T59">бучение у</text:span><text:span text:style-name="T1"> Норфа не </text:span><text:span text:style-name="T5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9">на </text:span><text:span text:style-name="T1">корпус</text:span><text:span text:style-name="T5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text:soft-page-break/>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9">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text:soft-page-break/>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9">о всём мире остались только м</text:span>ы<text:span text:style-name="T59">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text:soft-page-break/>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text:soft-page-break/>–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1">Манипула <text:span text:style-name="T49">–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text:soft-page-break/>–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накопытнике задней ноги красовалась приличных размеров вмятина.</text:p>
      <text:p text:style-name="P52">– Луна, что с тобой? Ты ранена?!!</text:p>
      <text:p text:style-name="P52"><text:soft-page-break/>Аликорница смутилась.</text:p>
      <text:p text:style-name="P52">– Мы утратили былую реакцию. Нам стыдно! Неважно. Главное — мы выиграли этот бой. Оставить! – <text:span text:style-name="T59">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text:soft-page-break/>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text:soft-page-break/>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9">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59">А ч</text:span>то случилось с кракеном?</text:p>
      <text:p text:style-name="P52">– Он провалился в <text:span text:style-name="T59">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text:soft-page-break/>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61"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9">Невозможно поверить, но два месяца</text:span><text:span text:style-name="T19"> </text:span><text:span text:style-name="T4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text:soft-page-break/>–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soft-page-break/>…</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9">кликнул по ним правой кнопкой </text:span><text:span text:style-name="T1">мыши</text:span><text:span text:style-name="T59"> и </text:span><text:span text:style-name="T1">выбрал</text:span><text:span text:style-name="T59">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text:soft-page-break/>–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61"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text:soft-page-break/>–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text:soft-page-break/>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text:soft-page-break/>–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soft-page-break/>***</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text:soft-page-break/></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5">—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text:soft-page-break/>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5"/>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text:soft-page-break/></text:p>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soft-page-break/>***</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4">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59" text:outline-level="2">2<text:span text:style-name="T1">9</text:span>. Отбытие</text:h>
      <text:p text:style-name="P113"/>
      <text:p text:style-name="P100"><text:span text:style-name="T11">– </text:span>Оп-па! – пробормотала Эпплджек. – Нежданчик!</text:p>
      <text:p text:style-name="P100"><text:soft-page-break/>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
      <text:p text:style-name="P100">Я раздражённо повернулся к фермерше.</text:p>
      <text:p text:style-name="P100"><text:soft-page-break/>–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0">У драконикуса глаза полезли на лоб.</text:p>
      <text:p text:style-name="P120"><text:soft-page-break/><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
      <text:p text:style-name="P120">Я задумался. Драконикус, похоже, говорил искренне. Но кто тогда всё это время играл с нами, <text:span text:style-name="T26">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3"/>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9">А если не </text:span>выдержит<text:span text:style-name="T59"> </text:span>основа, к которой она привязана? Что-то мне в туалет захотелось… У меня нет боязни высоты, но это уже слишком!</text:p>
      <text:p text:style-name="P120"/>
      <text:p text:style-name="P120">Я задрал голову.</text:p>
      <text:p text:style-name="P120"><text:soft-page-break/>О! Так уже легче! Надо мной всего лишь два этажа. Десять метров верёвки. Если не смотреть вниз, то…</text:p>
      <text:p text:style-name="P120"/>
      <text:p text:style-name="P122">«…<text:span text:style-name="T26">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soft-page-break/>…</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
      <text:p text:style-name="P131">ХА-ХА-ХА!</text:p>
      <text:p text:style-name="P131"/>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text:soft-page-break/>Зверь смутился.</text:p>
      <text:p text:style-name="P47"><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6">.</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text:soft-page-break/></text:p>
      <text:p text:style-name="P50"><text:span text:style-name="T11">– </text:span><text:span text:style-name="T70">Я ПОНЯЛ, КТО ТЫ!!! КАК </text:span><text:span text:style-name="T71">ЖЕ </text:span><text:span text:style-name="T70">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text:soft-page-break/>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text:soft-page-break/>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6">.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3">–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oft-page-break/><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4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4">—</text:span><text:span text:style-name="T49"> точнее, дерево схожих миров Эквуса </text:span><text:span text:style-name="T54">—</text:span><text:span text:style-name="T49"> создали брони. Разумеется, стержнем им послужил именно сериал, но каждый фанфик </text:span><text:span text:style-name="T54">—</text:span><text:span text:style-name="T4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49">– Наконец-то я вижу свет в конце тоннеля! Как это не пришло мне в голову! Ты всё отлично увязал! Всё сходится! Более того </text:span><text:span text:style-name="T54">—</text:span><text:span text:style-name="T49"> Анакорн заговорщически подмигнул мне </text:span><text:span text:style-name="T54">—</text:span><text:span text:style-name="T4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4">— и первой реальной историей в Объединённом Континууме Эквуса</text:span><text:span text:style-name="T49">!</text:span></text:p>
      <text:p text:style-name="P106"/>
      <text:p text:style-name="P106">Я подозрительно посмотрел на Анакорна.</text:p>
      <text:p text:style-name="P106"/>
      <text:p text:style-name="P105"><text:span text:style-name="T18">– </text:span><text:span text:style-name="T4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8">– </text:span><text:span text:style-name="T4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4">—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0">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text:soft-page-break/></text:p>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text:soft-page-break/></text:p>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6">не знаю даже я. Говорят, это офигенно паршиво, намного хуже смерти. </text:span>Мне очень жаль. Тебе ещё не поздно выбрать что-нибудь другое.</text:p>
      <text:p text:style-name="P105"><text:soft-page-break/>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3">– Я был бы рад. Мне жаль, что из-за меня погиб твой особенный пони.</text:p>
      <text:p text:style-name="P103">Луна горько вздохнула.</text:p>
      <text:p text:style-name="P10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3"><text:soft-page-break/>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 Проводничёк?!</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0">–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oft-page-break/><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text:soft-page-break/>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0-13T16:48:48.609548534</dc:date>
    <meta:editing-duration>P149DT2H34M6S</meta:editing-duration>
    <meta:editing-cycles>9425</meta:editing-cycles>
    <meta:generator>LibreOffice/5.1.6.2$Linux_X86_64 LibreOffice_project/10m0$Build-2</meta:generator>
    <meta:printed-by>макс </meta:printed-by>
    <meta:print-date>2017-08-23T21:51:29.95</meta:print-date>
    <meta:document-statistic meta:table-count="0" meta:image-count="0" meta:object-count="0" meta:page-count="239" meta:paragraph-count="4760" meta:word-count="101579" meta:character-count="673151" meta:non-whitespace-character-count="571845"/>
  </office:meta>
</office:document-meta>
</file>